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i>m</mi>
            <mrow>
              <mo fence="true" stretchy="false">(</mo>
              <mrow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  <mrow>
                    <mo fence="true" stretchy="false">(</mo>
                    <mrow>
                      <mrow>
                        <mi>x</mi>
                        <mo stretchy="false">⋅</mo>
                        <mover accent="true">
                          <mi>n</mi>
                          <mo stretchy="false">^</mo>
                        </mover>
                      </mrow>
                    </mrow>
                    <mo fence="true" stretchy="false">)</mo>
                  </mrow>
                  <mrow>
                    <mover accent="true">
                      <mi>n</mi>
                      <mo stretchy="false">^</mo>
                    </mover>
                    <mo stretchy="false">+</mo>
                    <msup>
                      <mrow>
                        <mo fence="true" stretchy="false">(</mo>
                        <mrow>
                          <mrow>
                            <mi>x</mi>
                            <mo stretchy="false">⋅</mo>
                            <mover accent="true">
                              <mi>n</mi>
                              <mo stretchy="false">^</mo>
                            </mover>
                          </mrow>
                        </mrow>
                        <mo fence="true" stretchy="false">)</mo>
                      </mrow>
                      <mn>2</mn>
                    </msup>
                  </mrow>
                  <msup>
                    <mover accent="true">
                      <mi>n</mi>
                      <mo stretchy="false">^</mo>
                    </mover>
                    <mn>2</mn>
                  </msup>
                </mrow>
              </mrow>
              <mo fence="true" stretchy="false">)</mo>
            </mrow>
          </mrow>
        </mtd>
      </mtr>
      <mtr>
        <mtd columnalign="right">
          <mrow>
            <msup>
              <mrow>
                <mo fence="true" stretchy="false">(</mo>
                <mrow>
                  <mover accent="true">
                    <mi>n</mi>
                    <mo stretchy="false">^</mo>
                  </mover>
                </mrow>
                <mo fence="true" stretchy="false">)</mo>
              </mrow>
              <mn>2</mn>
            </msup>
            <mo stretchy="false">=</mo>
            <mrow>
              <mi>n</mi>
              <mo stretchy="false">⋅</mo>
              <mi>n</mi>
            </mrow>
            <mo stretchy="false">=</mo>
            <mrow>
              <mo fence="true" stretchy="true">|</mo>
              <mrow>
                <mi>n</mi>
              </mrow>
              <mo fence="true" stretchy="true">|</mo>
            </mrow>
            <mo stretchy="false">=</mo>
            <mn>1</mn>
          </mrow>
        </mtd>
      </mtr>
      <mtr>
        <mtd columnalign="right">
          <mrow>
            <mrow>
              <mo fence="true" stretchy="false">(</mo>
              <mrow>
                <mrow>
                  <mi>x</mi>
                  <mo stretchy="false">⋅</mo>
                  <mover accent="true">
                    <mi>n</mi>
                    <mo stretchy="false">^</mo>
                  </mover>
                </mrow>
              </mrow>
              <mo fence="true" stretchy="false">)</mo>
            </mrow>
            <mspace width="2em"/>
            <mi mathvariant="italic">is</mi>
            <mspace width="2em"/>
            <mi mathvariant="italic">scalar</mi>
            <mi>,</mi>
            <mi mathvariant="italic">so</mi>
          </mrow>
        </mtd>
      </mtr>
      <mtr>
        <mtd columnalign="right">
          <mrow>
            <mn>2</mn>
            <mi>x</mi>
            <mrow>
              <mo fence="true" stretchy="false">(</mo>
              <mrow>
                <mrow>
                  <mi>x</mi>
                  <mo stretchy="false">⋅</mo>
                  <mover accent="true">
                    <mi>n</mi>
                    <mo stretchy="false">^</mo>
                  </mover>
                </mrow>
              </mrow>
              <mo fence="true" stretchy="false">)</mo>
            </mrow>
            <mrow>
              <mover accent="true">
                <mi>n</mi>
                <mo stretchy="false">^</mo>
              </mover>
              <mo stretchy="false">=</mo>
              <mn>2</mn>
            </mrow>
            <msup>
              <mrow>
                <mo fence="true" stretchy="false">(</mo>
                <mrow>
                  <mrow>
                    <mi>x</mi>
                    <mo stretchy="false">⋅</mo>
                    <mover accent="true">
                      <mi>n</mi>
                      <mo stretchy="false">^</mo>
                    </mover>
                  </mrow>
                </mrow>
                <mo fence="true" stretchy="false">)</mo>
              </mrow>
              <mn>2</mn>
            </msup>
          </mrow>
        </mtd>
      </mtr>
      <mtr>
        <mtd columnalign="left">
          <mrow>
            <mi>m</mi>
            <mrow>
              <mo fence="true" stretchy="false">(</mo>
              <mrow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⋅</mo>
                            <mover accent="true">
                              <mi>n</mi>
                              <mo stretchy="false">^</mo>
                            </mover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i>x</mi>
                            <mo stretchy="false">⋅</mo>
                            <mover accent="true">
                              <mi>n</mi>
                              <mo stretchy="false">^</mo>
                            </mover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</mrow>
              <mo fence="true" stretchy="false">)</mo>
            </mrow>
          </mrow>
        </mtd>
      </mtr>
      <mtr>
        <mtd columnalign="left">
          <mrow>
            <mi>m</mi>
            <mrow>
              <mo fence="true" stretchy="false">(</mo>
              <mrow>
                <mrow>
                  <msup>
                    <mi>x</mi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i>x</mi>
                          <mo stretchy="false">⋅</mo>
                          <mover accent="true">
                            <mi>n</mi>
                            <mo stretchy="false">^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/>
        </mtd>
      </mtr>
      <mtr>
        <mtd columnalign="right">
          <mrow>
            <mrow>
              <mrow>
                <mi>a</mi>
                <mo stretchy="false">⋅</mo>
                <mi>b</mi>
              </mrow>
              <mo stretchy="false">=</mo>
              <msup>
                <mi>a</mi>
                <mi>T</mi>
              </msup>
            </mrow>
            <mi>b</mi>
            <mspace width="2em"/>
            <mi>,</mi>
            <mtext>dot</mtext>
            <mi mathvariant="italic">product</mi>
            <mi mathvariant="italic">of</mi>
            <mi mathvariant="italic">two</mi>
            <mi mathvariant="italic">column</mi>
            <mi mathvariant="italic">vectors</mi>
          </mrow>
        </mtd>
      </mtr>
      <mtr>
        <mtd columnalign="right">
          <mrow>
            <mrow>
              <mo fence="true" stretchy="true">[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</mtable>
              </mrow>
              <mo fence="true" stretchy="true">]</mo>
            </mrow>
            <mo stretchy="false">⋅</mo>
            <mrow>
              <mo fence="true" stretchy="true">[</mo>
              <mrow>
                <mtable>
                  <mtr>
                    <mtd>
                      <mi>d</mi>
                    </mtd>
                  </mtr>
                  <mtr>
                    <mtd>
                      <mi>e</mi>
                    </mtd>
                  </mtr>
                  <mtr>
                    <mtd>
                      <mi>f</mi>
                    </mtd>
                  </mtr>
                </mtable>
              </mrow>
              <mo fence="true" stretchy="true">]</mo>
            </mrow>
          </mrow>
        </mtd>
      </mtr>
      <mtr>
        <mtd columnalign="right">
          <mrow>
            <mrow>
              <mo fence="true" stretchy="true">[</mo>
              <mrow>
                <mrow>
                  <mi>a</mi>
                  <mi>b</mi>
                  <mi>c</mi>
                </mrow>
              </mrow>
              <mo fence="true" stretchy="true">]</mo>
            </mrow>
            <mo stretchy="false">⋅</mo>
            <mrow>
              <mo fence="true" stretchy="true">[</mo>
              <mrow>
                <mtable>
                  <mtr>
                    <mtd>
                      <mi>d</mi>
                    </mtd>
                  </mtr>
                  <mtr>
                    <mtd>
                      <mi>e</mi>
                    </mtd>
                  </mtr>
                  <mtr>
                    <mtd>
                      <mi>f</mi>
                    </mtd>
                  </mtr>
                </mtable>
              </mrow>
              <mo fence="true" stretchy="true">]</mo>
            </mrow>
          </mrow>
        </mtd>
      </mtr>
      <mtr>
        <mtd columnalign="right">
          <mrow>
            <mrow>
              <msup>
                <mi>x</mi>
                <mn>2</mn>
              </msup>
              <mo stretchy="false">=</mo>
              <mrow>
                <mi>x</mi>
                <mo stretchy="false">⋅</mo>
                <mi>x</mi>
              </mrow>
              <mo stretchy="false">=</mo>
              <msup>
                <mi>x</mi>
                <mi>T</mi>
              </msup>
            </mrow>
            <mi>x</mi>
          </mrow>
        </mtd>
      </mtr>
      <mtr>
        <mtd columnalign="right">
          <mrow>
            <mrow>
              <msup>
                <mrow>
                  <mo fence="true" stretchy="false">(</mo>
                  <mrow>
                    <mrow>
                      <mi>x</mi>
                      <mo stretchy="false">⋅</mo>
                      <mover accent="true">
                        <mi>n</mi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  <mo stretchy="false">=</mo>
              <msup>
                <mrow>
                  <mo fence="true" stretchy="false">(</mo>
                  <mrow>
                    <mrow>
                      <msup>
                        <mi>x</mi>
                        <mi>T</mi>
                      </msup>
                      <mover accent="true">
                        <mi>n</mi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fence="true" stretchy="false">(</mo>
                  <mrow>
                    <mrow>
                      <msup>
                        <mi>x</mi>
                        <mi>T</mi>
                      </msup>
                      <mover accent="true">
                        <mi>n</mi>
                        <mo stretchy="false">^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p>
                        <mi>x</mi>
                        <mi>T</mi>
                      </msup>
                      <mover accent="true">
                        <mi>n</mi>
                        <mo stretchy="false">^</mo>
                      </mover>
                    </mrow>
                  </mrow>
                  <mo fence="true" stretchy="false">)</mo>
                </mrow>
              </mrow>
              <mo stretchy="false">=</mo>
              <msup>
                <mrow>
                  <mo fence="true" stretchy="false">(</mo>
                  <mrow>
                    <mrow>
                      <msup>
                        <mi>x</mi>
                        <mi>T</mi>
                      </msup>
                      <mover accent="true">
                        <mi>n</mi>
                        <mo stretchy="false">^</mo>
                      </mover>
                    </mrow>
                  </mrow>
                  <mo fence="true" stretchy="false">)</mo>
                </mrow>
                <mi>T</mi>
              </msup>
            </mrow>
            <mrow>
              <mrow>
                <mo fence="true" stretchy="false">(</mo>
                <mrow>
                  <mrow>
                    <msup>
                      <mi>x</mi>
                      <mi>T</mi>
                    </msup>
                    <mover accent="true">
                      <mi>n</mi>
                      <mo stretchy="false">^</mo>
                    </mover>
                  </mrow>
                </mrow>
                <mo fence="true" stretchy="false">)</mo>
              </mrow>
              <mo stretchy="false">=</mo>
              <msup>
                <mover accent="true">
                  <mi>n</mi>
                  <mo stretchy="false">^</mo>
                </mover>
                <mi>T</mi>
              </msup>
            </mrow>
            <mi>x</mi>
            <msup>
              <mi>x</mi>
              <mi>T</mi>
            </msup>
            <mover accent="true">
              <mi>n</mi>
              <mo stretchy="false">^</mo>
            </mover>
          </mrow>
        </mtd>
      </mtr>
      <mtr>
        <mtd>
          <mrow/>
        </mtd>
      </mtr>
      <mtr>
        <mtd columnalign="left">
          <mrow>
            <mi>m</mi>
            <mrow>
              <mo fence="true" stretchy="false">(</mo>
              <mrow>
                <mrow>
                  <msup>
                    <mi>x</mi>
                    <mi>T</mi>
                  </msup>
                  <mrow>
                    <mi>x</mi>
                    <mo stretchy="false">−</mo>
                    <msup>
                      <mover accent="true">
                        <mi>n</mi>
                        <mo stretchy="false">^</mo>
                      </mover>
                      <mi>T</mi>
                    </msup>
                  </mrow>
                  <mi>x</mi>
                  <msup>
                    <mi>x</mi>
                    <mi>T</mi>
                  </msup>
                  <mover accent="true">
                    <mi>n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right">
          <mrow>
            <msup>
              <mi>x</mi>
              <mi>T</mi>
            </msup>
            <mrow>
              <mi>x</mi>
              <mo stretchy="false">=</mo>
              <msup>
                <mover accent="true">
                  <mi>n</mi>
                  <mo stretchy="false">^</mo>
                </mover>
                <mi>T</mi>
              </msup>
            </mrow>
            <mrow>
              <mo fence="true" stretchy="false">(</mo>
              <mrow>
                <mrow>
                  <msup>
                    <mi>x</mi>
                    <mi>T</mi>
                  </msup>
                  <mrow>
                    <mi>x</mi>
                    <mo stretchy="false">⋅</mo>
                    <msub>
                      <mi>E</mi>
                      <mn>3</mn>
                    </msub>
                  </mrow>
                </mrow>
              </mrow>
              <mo fence="true" stretchy="false">)</mo>
            </mrow>
            <mover accent="true">
              <mi>n</mi>
              <mo stretchy="false">^</mo>
            </mover>
          </mrow>
        </mtd>
      </mtr>
      <mtr>
        <mtd columnalign="right">
          <mrow>
            <mrow>
              <mn>1</mn>
              <mo stretchy="false">=</mo>
              <mrow>
                <mi>n</mi>
                <mo stretchy="false">⋅</mo>
                <mi>n</mi>
              </mrow>
              <mo stretchy="false">=</mo>
              <msup>
                <mover accent="true">
                  <mi>n</mi>
                  <mo stretchy="false">^</mo>
                </mover>
                <mi>T</mi>
              </msup>
            </mrow>
            <msub>
              <mi>E</mi>
              <mn>3</mn>
            </msub>
            <mover accent="true">
              <mi>n</mi>
              <mo stretchy="false">^</mo>
            </mover>
          </mrow>
        </mtd>
      </mtr>
      <mtr>
        <mtd columnalign="right">
          <mrow>
            <mrow>
              <mi>n</mi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  <mtr>
                      <mtd>
                        <mi>c</mi>
                      </mtd>
                    </mtr>
                  </mtable>
                </mrow>
                <mo fence="true" stretchy="true">]</mo>
              </mrow>
            </mrow>
            <mi>,</mi>
            <mspace width="2em"/>
            <msup>
              <mover accent="true">
                <mi>n</mi>
                <mo stretchy="false">^</mo>
              </mover>
              <mi>T</mi>
            </msup>
            <mrow>
              <msub>
                <mi>E</mi>
                <mn>3</mn>
              </msub>
              <mo stretchy="false">=</mo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n>0</mn>
                          <mn>0</mn>
                        </mrow>
                      </mtd>
                    </mtr>
                    <mtr>
                      <mtd>
                        <mrow>
                          <mn>0</mn>
                          <mn>1</mn>
                          <mn>0</mn>
                        </mrow>
                      </mtd>
                    </mtr>
                    <mtr>
                      <mtd>
                        <mrow>
                          <mn>0</mn>
                          <mn>0</mn>
                          <mn>1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row>
                    <mi>a</mi>
                    <mi>b</mi>
                    <mi>c</mi>
                  </mrow>
                </mrow>
                <mo fence="true" stretchy="true">]</mo>
              </mrow>
            </mrow>
          </mrow>
        </mtd>
      </mtr>
      <mtr>
        <mtd columnalign="right">
          <mrow>
            <msup>
              <mover accent="true">
                <mi>n</mi>
                <mo stretchy="false">^</mo>
              </mover>
              <mi>T</mi>
            </msup>
            <msub>
              <mi>E</mi>
              <mn>3</mn>
            </msub>
            <mrow>
              <mover accent="true">
                <mi>n</mi>
                <mo stretchy="false">^</mo>
              </mover>
              <mo stretchy="false">=</mo>
              <mrow>
                <mo fence="true" stretchy="true">[</mo>
                <mrow>
                  <mrow>
                    <mi>a</mi>
                    <mi>b</mi>
                    <mi>c</mi>
                  </mrow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  <mtr>
                      <mtd>
                        <mi>c</mi>
                      </mtd>
                    </mtr>
                  </mtable>
                </mrow>
                <mo fence="true" stretchy="true">]</mo>
              </mrow>
              <mo stretchy="false">=</mo>
              <mrow>
                <mi>n</mi>
                <mo stretchy="false">⋅</mo>
                <mi>n</mi>
              </mrow>
              <mo stretchy="false">=</mo>
              <mn>1</mn>
            </mrow>
          </mrow>
        </mtd>
      </mtr>
      <mtr>
        <mtd columnalign="left">
          <mrow>
            <mrow>
              <mi>m</mi>
              <mo stretchy="false">⋅</mo>
              <msup>
                <mover accent="true">
                  <mi>n</mi>
                  <mo stretchy="false">^</mo>
                </mover>
                <mi>T</mi>
              </msup>
            </mrow>
            <mrow>
              <mo fence="true" stretchy="false">(</mo>
              <mrow>
                <mrow>
                  <msup>
                    <mi>x</mi>
                    <mi>T</mi>
                  </msup>
                  <mrow>
                    <mrow>
                      <mi>x</mi>
                      <mo stretchy="false">⋅</mo>
                      <msub>
                        <mi>E</mi>
                        <mn>3</mn>
                      </msub>
                    </mrow>
                    <mo stretchy="false">−</mo>
                    <msup>
                      <mi mathvariant="italic">xx</mi>
                      <mi>T</mi>
                    </msup>
                  </mrow>
                </mrow>
              </mrow>
              <mo fence="true" stretchy="false">)</mo>
            </mrow>
            <mover accent="true">
              <mi>n</mi>
              <mo stretchy="false">^</mo>
            </mover>
          </mrow>
        </mtd>
      </mtr>
      <mtr>
        <mtd>
          <mrow/>
        </mtd>
      </mtr>
      <mtr>
        <mtd columnalign="left">
          <mrow>
            <msup>
              <mi>x</mi>
              <mi>T</mi>
            </msup>
            <mrow>
              <mrow>
                <mi>x</mi>
                <mo stretchy="false">⋅</mo>
                <msub>
                  <mi>E</mi>
                  <mn>3</mn>
                </msub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y</mi>
                            <mn>2</mn>
                          </msup>
                          <mo stretchy="false">+</mo>
                          <msup>
                            <mi>z</mi>
                            <mn>2</mn>
                          </msup>
                        </mrow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y</mi>
                            <mn>2</mn>
                          </msup>
                          <mo stretchy="false">+</mo>
                          <msup>
                            <mi>z</mi>
                            <mn>2</mn>
                          </msup>
                        </mrow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y</mi>
                            <mn>2</mn>
                          </msup>
                          <mo stretchy="false">+</mo>
                          <msup>
                            <mi>z</mi>
                            <mn>2</mn>
                          </msup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  <mtr>
        <mtd columnalign="left">
          <mrow>
            <msup>
              <mi mathvariant="italic">xx</mi>
              <mi>T</mi>
            </msup>
            <mo stretchy="false">=</mo>
            <mrow>
              <mo fence="true" stretchy="true">[</mo>
              <mrow>
                <mtable>
                  <mtr>
                    <mtd>
                      <msup>
                        <mi>x</mi>
                        <mn>2</mn>
                      </msup>
                    </mtd>
                    <mtd>
                      <mi mathvariant="italic">xy</mi>
                    </mtd>
                    <mtd>
                      <mi mathvariant="italic">xz</mi>
                    </mtd>
                  </mtr>
                  <mtr>
                    <mtd>
                      <mi mathvariant="italic">yx</mi>
                    </mtd>
                    <mtd>
                      <msup>
                        <mi>y</mi>
                        <mn>2</mn>
                      </msup>
                    </mtd>
                    <mtd>
                      <mi mathvariant="italic">yz</mi>
                    </mtd>
                  </mtr>
                  <mtr>
                    <mtd>
                      <mi mathvariant="italic">zx</mi>
                    </mtd>
                    <mtd>
                      <mi mathvariant="italic">zy</mi>
                    </mtd>
                    <mtd>
                      <msup>
                        <mi>z</mi>
                        <mn>2</mn>
                      </msup>
                    </mtd>
                  </mtr>
                </mtable>
              </mrow>
              <mo fence="true" stretchy="true">]</mo>
            </mrow>
          </mrow>
        </mtd>
      </mtr>
    </mtable>
    <annotation encoding="StarMath 5.0">newline
alignl m( x^2-2x(x cdot hat n )hat n + (x cdot hat n)^{2} {hat n}^2) newline
alignr (hat n)^2 = n cdot n = abs{ n }=1 newline
alignr (x cdot hat n )~ is~ scalar, so newline
alignr 2x(x cdot hat n )hat n = 2(x cdot hat n )^2 newline
alignl m( x^2-2(x cdot hat n )^2 + (x cdot hat n)^{2} ) newline
alignl m( x^2-(x cdot hat n )^2)
newline newline


alignr a cdot b = a^{ T}b ~, "dot" product of two column vectors  newline
alignr left [ stack{a#b#c} right ] cdot left [ stack{d#e#f} right ] newline
alignr left [ {a b c} right ] cdot left [ stack{d#e#f} right ] newline
alignr x^2 = x cdot x = x^{T} x newline
alignr (x cdot hat n )^2 = ( x^{T} hat n)^2 = ( x^{T} hat n) cdot ( x^{T} hat n)
=( x^{T} hat n)^{ T}( x^{T} hat n)= {hat n}^{ T} x x^{ T} hat n newline
newline
alignl m( x^{T} x - {hat n}^{ T} x x^{ T} hat n ) newline
alignr x^T x = {hat n}^T (x^T x cdot E_3 ) hat n newline

alignr 1={ n } cdot { n} = {hat n}^{T} E_3 {hat n} newline
alignr n=left[ stack{a#b#c}right],~ {hat n}^{T} E_3=( a,b,c) left [ stack{1 0 0 # 0 1 0 # 0 0 1}right ] = left [ a b c right ] newline
alignr {hat n}^{T} E_3 {hat n} = left [ a b c right ] left [ stack{a#b#c}right ] =n cdot n = 1 newline

alignl m cdot {hat n}^{ T}(x^T x cdot E_3 - xx^T ) hat n newline
newline

alignl x^T x cdot E_3 = left[ matrix{
	x^2+y^2+z^2 # 0 # 0 ##
	0 # x^2+y^2+z^2 # 0 ##
	0 # 0 # x^2+y^2+z^2
} right ]
newline

alignl xx^T = left[ matrix{
	x^2 # xy # xz ##
	yx # y^2 # yz ##
	zx # zy # z^2
} right ]
newline
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9T00:10:57.992000000</meta:creation-date>
    <dc:date>2020-09-30T21:01:54.210000000</dc:date>
    <meta:editing-duration>PT29M46S</meta:editing-duration>
    <meta:editing-cycles>5</meta:editing-cycles>
    <meta:generator>LibreOffice/6.4.1.2$Windows_X86_64 LibreOffice_project/4d224e95b98b138af42a64d84056446d09082932</meta:generator>
    <meta:print-date>2020-09-30T20:22:33.111000000</meta:print-date>
  </office:meta>
</office:document-meta>
</file>